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9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1.129cm" svg:height="9.009cm" svg:x="20.367cm" svg:y="0.553cm">
            <draw:object draw:notify-on-update-of-ranges="Planilha1.A2:Planilha1.A14 Planilha1.B2:Planilha1.B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0.741cm" svg:height="8.996cm" svg:x="20.39cm" svg:y="10.351cm">
            <draw:object draw:notify-on-update-of-ranges="Planilha1.A2:Planilha1.A14 Planilha1.C2:Planilha1.C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01cm" svg:height="8.996cm" svg:x="32.156cm" svg:y="0.59cm">
            <draw:object draw:notify-on-update-of-ranges="Planilha1.A2:Planilha1.A14 Planilha1.D2:Planilha1.D1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6.01cm" svg:height="8.996cm" svg:x="32.293cm" svg:y="10.698cm">
            <draw:object draw:notify-on-update-of-ranges="Planilha1.A2:Planilha1.A14 Planilha1.E2:Planilha1.E1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t(min)</text:p>
          </table:table-cell>
          <table:table-cell office:value-type="string" calcext:value-type="string">
            <text:p>C(g/m³)</text:p>
          </table:table-cell>
          <table:table-cell office:value-type="string" calcext:value-type="string">
            <text:p>E(t)</text:p>
          </table:table-cell>
          <table:table-cell office:value-type="string" calcext:value-type="string">
            <text:p>t.E(t)</text:p>
          </table:table-cell>
          <table:table-cell office:value-type="string" calcext:value-type="string">
            <text:p>E(t)(t-tm)²</text:p>
          </table:table-cell>
          <table:table-cell office:value-type="string" calcext:value-type="string">
            <text:p>X(t)</text:p>
          </table:table-cell>
          <table:table-cell office:value-type="string" calcext:value-type="string">
            <text:p>X(t)*E(t)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2]/[.$B$18]" office:value-type="float" office:value="0" calcext:value-type="float">
            <text:p>0</text:p>
          </table:table-cell>
          <table:table-cell table:formula="of:=[.C2]*[.A2]" office:value-type="float" office:value="0" calcext:value-type="float">
            <text:p>0</text:p>
          </table:table-cell>
          <table:table-cell table:formula="of:=[.C2]*([.A2]-[.$B$21])^2" office:value-type="float" office:value="0" calcext:value-type="float">
            <text:p>0</text:p>
          </table:table-cell>
          <table:table-cell table:formula="of:=1-EXP(-[.$E$18]*[.A2])" office:value-type="float" office:value="0" calcext:value-type="float">
            <text:p>0</text:p>
          </table:table-cell>
          <table:table-cell table:formula="of:=[.C2]*[.F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1" table:formula="of:=[.B3]/[.$B$18]" office:value-type="float" office:value="0.0197433366238894" calcext:value-type="float">
            <text:p>0,01974</text:p>
          </table:table-cell>
          <table:table-cell table:formula="of:=[.C3]*[.A3]" office:value-type="float" office:value="0.0197433366238894" calcext:value-type="float">
            <text:p>0,0197433366238894</text:p>
          </table:table-cell>
          <table:table-cell table:formula="of:=[.C3]*([.A3]-[.$B$21])^2" office:value-type="float" office:value="0.335131293188549" calcext:value-type="float">
            <text:p>0,335131293188549</text:p>
          </table:table-cell>
          <table:table-cell table:formula="of:=1-EXP(-[.$E$18]*[.A3])" office:value-type="float" office:value="0.0951625819640405" calcext:value-type="float">
            <text:p>0,0951625819640405</text:p>
          </table:table-cell>
          <table:table-cell table:formula="of:=[.C3]*[.F3]" office:value-type="float" office:value="0.00187882688971452" calcext:value-type="float">
            <text:p>0,001878826889714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table:formula="of:=[.B4]/[.$B$18]" office:value-type="float" office:value="0.0987166831194472" calcext:value-type="float">
            <text:p>0,09872</text:p>
          </table:table-cell>
          <table:table-cell table:formula="of:=[.C4]*[.A4]" office:value-type="float" office:value="0.197433366238894" calcext:value-type="float">
            <text:p>0,197433366238894</text:p>
          </table:table-cell>
          <table:table-cell table:formula="of:=[.C4]*([.A4]-[.$B$21])^2" office:value-type="float" office:value="0.960947680157947" calcext:value-type="float">
            <text:p>0,960947680157947</text:p>
          </table:table-cell>
          <table:table-cell table:formula="of:=1-EXP(-[.$E$18]*[.A4])" office:value-type="float" office:value="0.181269246922018" calcext:value-type="float">
            <text:p>0,181269246922018</text:p>
          </table:table-cell>
          <table:table-cell table:formula="of:=[.C4]*[.F4]" office:value-type="float" office:value="0.0178942988077017" calcext:value-type="float">
            <text:p>0,01789429880770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1" table:formula="of:=[.B5]/[.$B$18]" office:value-type="float" office:value="0.157946692991116" calcext:value-type="float">
            <text:p>0,15795</text:p>
          </table:table-cell>
          <table:table-cell table:formula="of:=[.C5]*[.A5]" office:value-type="float" office:value="0.473840078973346" calcext:value-type="float">
            <text:p>0,473840078973346</text:p>
          </table:table-cell>
          <table:table-cell table:formula="of:=[.C5]*([.A5]-[.$B$21])^2" office:value-type="float" office:value="0.70987561697927" calcext:value-type="float">
            <text:p>0,70987561697927</text:p>
          </table:table-cell>
          <table:table-cell table:formula="of:=1-EXP(-[.$E$18]*[.A5])" office:value-type="float" office:value="0.259181779318282" calcext:value-type="float">
            <text:p>0,259181779318282</text:p>
          </table:table-cell>
          <table:table-cell table:formula="of:=[.C5]*[.F5]" office:value-type="float" office:value="0.0409369049268758" calcext:value-type="float">
            <text:p>0,04093690492687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1" table:formula="of:=[.B6]/[.$B$18]" office:value-type="float" office:value="0.197433366238894" calcext:value-type="float">
            <text:p>0,19743</text:p>
          </table:table-cell>
          <table:table-cell table:formula="of:=[.C6]*[.A6]" office:value-type="float" office:value="0.789733464955578" calcext:value-type="float">
            <text:p>0,789733464955578</text:p>
          </table:table-cell>
          <table:table-cell table:formula="of:=[.C6]*([.A6]-[.$B$21])^2" office:value-type="float" office:value="0.247660414610069" calcext:value-type="float">
            <text:p>0,247660414610069</text:p>
          </table:table-cell>
          <table:table-cell table:formula="of:=1-EXP(-[.$E$18]*[.A6])" office:value-type="float" office:value="0.329679953964361" calcext:value-type="float">
            <text:p>0,329679953964361</text:p>
          </table:table-cell>
          <table:table-cell table:formula="of:=[.C6]*[.F6]" office:value-type="float" office:value="0.0650898230926675" calcext:value-type="float">
            <text:p>0,06508982309266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1" table:formula="of:=[.B7]/[.$B$18]" office:value-type="float" office:value="0.157946692991116" calcext:value-type="float">
            <text:p>0,15795</text:p>
          </table:table-cell>
          <table:table-cell table:formula="of:=[.C7]*[.A7]" office:value-type="float" office:value="0.789733464955578" calcext:value-type="float">
            <text:p>0,789733464955578</text:p>
          </table:table-cell>
          <table:table-cell table:formula="of:=[.C7]*([.A7]-[.$B$21])^2" office:value-type="float" office:value="0.00227443237907207" calcext:value-type="float">
            <text:p>0,00227443237907207</text:p>
          </table:table-cell>
          <table:table-cell table:formula="of:=1-EXP(-[.$E$18]*[.A7])" office:value-type="float" office:value="0.393469340287367" calcext:value-type="float">
            <text:p>0,393469340287367</text:p>
          </table:table-cell>
          <table:table-cell table:formula="of:=[.C7]*[.F7]" office:value-type="float" office:value="0.0621471810917854" calcext:value-type="float">
            <text:p>0,062147181091785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style-name="ce1" table:formula="of:=[.B8]/[.$B$18]" office:value-type="float" office:value="0.118460019743337" calcext:value-type="float">
            <text:p>0,11846</text:p>
          </table:table-cell>
          <table:table-cell table:formula="of:=[.C8]*[.A8]" office:value-type="float" office:value="0.71076011846002" calcext:value-type="float">
            <text:p>0,71076011846002</text:p>
          </table:table-cell>
          <table:table-cell table:formula="of:=[.C8]*([.A8]-[.$B$21])^2" office:value-type="float" office:value="0.0917354392892399" calcext:value-type="float">
            <text:p>0,0917354392892399</text:p>
          </table:table-cell>
          <table:table-cell table:formula="of:=1-EXP(-[.$E$18]*[.A8])" office:value-type="float" office:value="0.451188363905974" calcext:value-type="float">
            <text:p>0,451188363905974</text:p>
          </table:table-cell>
          <table:table-cell table:formula="of:=[.C8]*[.F8]" office:value-type="float" office:value="0.0534477824962654" calcext:value-type="float">
            <text:p>0,05344778249626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1" table:formula="of:=[.B9]/[.$B$18]" office:value-type="float" office:value="0.0789733464955578" calcext:value-type="float">
            <text:p>0,07897</text:p>
          </table:table-cell>
          <table:table-cell table:formula="of:=[.C9]*[.A9]" office:value-type="float" office:value="0.552813425468904" calcext:value-type="float">
            <text:p>0,552813425468904</text:p>
          </table:table-cell>
          <table:table-cell table:formula="of:=[.C9]*([.A9]-[.$B$21])^2" office:value-type="float" office:value="0.279123395853899" calcext:value-type="float">
            <text:p>0,279123395853899</text:p>
          </table:table-cell>
          <table:table-cell table:formula="of:=1-EXP(-[.$E$18]*[.A9])" office:value-type="float" office:value="0.503414696208591" calcext:value-type="float">
            <text:p>0,503414696208591</text:p>
          </table:table-cell>
          <table:table-cell table:formula="of:=[.C9]*[.F9]" office:value-type="float" office:value="0.039756343234637" calcext:value-type="float">
            <text:p>0,0397563432346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1" table:formula="of:=[.B10]/[.$B$18]" office:value-type="float" office:value="0.0592300098716683" calcext:value-type="float">
            <text:p>0,05923</text:p>
          </table:table-cell>
          <table:table-cell table:formula="of:=[.C10]*[.A10]" office:value-type="float" office:value="0.473840078973347" calcext:value-type="float">
            <text:p>0,473840078973347</text:p>
          </table:table-cell>
          <table:table-cell table:formula="of:=[.C10]*([.A10]-[.$B$21])^2" office:value-type="float" office:value="0.491277393879566" calcext:value-type="float">
            <text:p>0,491277393879566</text:p>
          </table:table-cell>
          <table:table-cell table:formula="of:=1-EXP(-[.$E$18]*[.A10])" office:value-type="float" office:value="0.550671035882778" calcext:value-type="float">
            <text:p>0,550671035882778</text:p>
          </table:table-cell>
          <table:table-cell table:formula="of:=[.C10]*[.F10]" office:value-type="float" office:value="0.0326162508913788" calcext:value-type="float">
            <text:p>0,03261625089137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2" calcext:value-type="float">
            <text:p>2,2</text:p>
          </table:table-cell>
          <table:table-cell table:style-name="ce1" table:formula="of:=[.B11]/[.$B$18]" office:value-type="float" office:value="0.0434353405725568" calcext:value-type="float">
            <text:p>0,04344</text:p>
          </table:table-cell>
          <table:table-cell table:formula="of:=[.C11]*[.A11]" office:value-type="float" office:value="0.390918065153011" calcext:value-type="float">
            <text:p>0,390918065153011</text:p>
          </table:table-cell>
          <table:table-cell table:formula="of:=[.C11]*([.A11]-[.$B$21])^2" office:value-type="float" office:value="0.653892991115499" calcext:value-type="float">
            <text:p>0,653892991115499</text:p>
          </table:table-cell>
          <table:table-cell table:formula="of:=1-EXP(-[.$E$18]*[.A11])" office:value-type="float" office:value="0.593430340259401" calcext:value-type="float">
            <text:p>0,593430340259401</text:p>
          </table:table-cell>
          <table:table-cell table:formula="of:=[.C11]*[.F11]" office:value-type="float" office:value="0.0257758489352553" calcext:value-type="float">
            <text:p>0,02577584893525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,5</text:p>
          </table:table-cell>
          <table:table-cell table:style-name="ce1" table:formula="of:=[.B12]/[.$B$18]" office:value-type="float" office:value="0.0296150049358342" calcext:value-type="float">
            <text:p>0,02962</text:p>
          </table:table-cell>
          <table:table-cell table:formula="of:=[.C12]*[.A12]" office:value-type="float" office:value="0.296150049358342" calcext:value-type="float">
            <text:p>0,296150049358342</text:p>
          </table:table-cell>
          <table:table-cell table:formula="of:=[.C12]*([.A12]-[.$B$21])^2" office:value-type="float" office:value="0.705263573543929" calcext:value-type="float">
            <text:p>0,705263573543929</text:p>
          </table:table-cell>
          <table:table-cell table:formula="of:=1-EXP(-[.$E$18]*[.A12])" office:value-type="float" office:value="0.632120558828558" calcext:value-type="float">
            <text:p>0,632120558828558</text:p>
          </table:table-cell>
          <table:table-cell table:formula="of:=[.C12]*[.F12]" office:value-type="float" office:value="0.01872025346975" calcext:value-type="float">
            <text:p>0,018720253469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,6</text:p>
          </table:table-cell>
          <table:table-cell table:style-name="ce1" table:formula="of:=[.B13]/[.$B$18]" office:value-type="float" office:value="0.0118460019743337" calcext:value-type="float">
            <text:p>0,01185</text:p>
          </table:table-cell>
          <table:table-cell table:formula="of:=[.C13]*[.A13]" office:value-type="float" office:value="0.142152023692004" calcext:value-type="float">
            <text:p>0,142152023692004</text:p>
          </table:table-cell>
          <table:table-cell table:formula="of:=[.C13]*([.A13]-[.$B$21])^2" office:value-type="float" office:value="0.560723395853899" calcext:value-type="float">
            <text:p>0,560723395853899</text:p>
          </table:table-cell>
          <table:table-cell table:formula="of:=1-EXP(-[.$E$18]*[.A13])" office:value-type="float" office:value="0.698805788087798" calcext:value-type="float">
            <text:p>0,698805788087798</text:p>
          </table:table-cell>
          <table:table-cell table:formula="of:=[.C13]*[.F13]" office:value-type="float" office:value="0.00827805474536385" calcext:value-type="float">
            <text:p>0,0082780547453638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B14]/[.$B$18]" office:value-type="float" office:value="0" calcext:value-type="float">
            <text:p>0</text:p>
          </table:table-cell>
          <table:table-cell table:formula="of:=[.C14]*[.A14]" office:value-type="float" office:value="0" calcext:value-type="float">
            <text:p>0</text:p>
          </table:table-cell>
          <table:table-cell table:formula="of:=[.C14]*([.A14]-[.$B$21])^2" office:value-type="float" office:value="0" calcext:value-type="float">
            <text:p>0</text:p>
          </table:table-cell>
          <table:table-cell table:formula="of:=1-EXP(-[.$E$18]*[.A14])" office:value-type="float" office:value="0.753403036058394" calcext:value-type="float">
            <text:p>0,753403036058394</text:p>
          </table:table-cell>
          <table:table-cell table:formula="of:=[.C14]*[.F1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SUM([.C2:.C13])" office:value-type="float" office:value="0.973346495557749" calcext:value-type="float">
            <text:p>0,973346495557749</text:p>
          </table:table-cell>
          <table:table-cell table:formula="of:=SUM([.D3:.D13])" office:value-type="float" office:value="4.83711747285291" calcext:value-type="float">
            <text:p>4,83711747285291</text:p>
          </table:table-cell>
          <table:table-cell table:formula="of:=SUM([.E3:.E13])" office:value-type="float" office:value="5.03790562685094" calcext:value-type="float">
            <text:p>5,03790562685094</text:p>
          </table:table-cell>
          <table:table-cell table:formula="of:=SUM([.F2:.F13])" office:value-type="float" office:value="4.68839368562917" calcext:value-type="float">
            <text:p>4,68839368562917</text:p>
          </table:table-cell>
          <table:table-cell table:formula="of:=SUM([.G2:.G14])" office:value-type="float" office:value="0.366541568581395" calcext:value-type="float">
            <text:p>0,366541568581395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0.65" calcext:value-type="float">
            <text:p>50,65</text:p>
          </table:table-cell>
          <table:table-cell/>
          <table:table-cell office:value-type="string" calcext:value-type="string">
            <text:p>k(min⁻¹)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 table:visibility="collapse" table:number-rows-repeated="2">
          <table:table-cell table:number-columns-repeated="7"/>
        </table:table-row>
        <table:table-row table:style-name="ro1">
          <table:table-cell office:value-type="string" calcext:value-type="string">
            <text:p>Tm</text:p>
          </table:table-cell>
          <table:table-cell office:value-type="float" office:value="5.12" calcext:value-type="float">
            <text:p>5,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_2</text:p>
          </table:table-cell>
          <table:table-cell office:value-type="float" office:value="5.95" calcext:value-type="float">
            <text:p>5,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 </text:p>
          </table:table-cell>
          <table:table-cell table:formula="of:=SQRT([.B22])" office:value-type="float" office:value="2.43926218353009" calcext:value-type="float">
            <text:p>2,439262183530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m</text:p>
          </table:table-cell>
          <table:table-cell office:value-type="float" office:value="0.3841" calcext:value-type="float">
            <text:p>0,3841</text:p>
          </table:table-cell>
          <table:table-cell table:number-columns-repeated="5"/>
        </table:table-row>
      </table:table>
      <table:table table:name="Planilha2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(min)</text:p>
          </table:table-cell>
          <table:table-cell office:value-type="string" calcext:value-type="string">
            <text:p>C(g /m³)</text:p>
          </table:table-cell>
          <table:table-cell office:value-type="string" calcext:value-type="string">
            <text:p>E(t)</text:p>
          </table:table-cell>
          <table:table-cell office:value-type="string" calcext:value-type="string">
            <text:p>X(t)</text:p>
          </table:table-cell>
          <table:table-cell office:value-type="string" calcext:value-type="string">
            <text:p>E(t)*X(t)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1-EXP(-[.$B$17]*[.A2])" office:value-type="float" office:value="0" calcext:value-type="float">
            <text:p>0</text:p>
          </table:table-cell>
          <table:table-cell table:formula="of:=[.C2]*[.D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02" calcext:value-type="float">
            <text:p>0,02</text:p>
          </table:table-cell>
          <table:table-cell table:formula="of:=1-EXP(-[.$B$17]*[.A3])" office:value-type="float" office:value="0.999999998810818" calcext:value-type="float">
            <text:p>0,999999998810818</text:p>
          </table:table-cell>
          <table:table-cell table:formula="of:=[.C3]*[.D3]" office:value-type="float" office:value="0.0199999999762164" calcext:value-type="float">
            <text:p>0,01999999997621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table:formula="of:=1-EXP(-[.$B$17]*[.A4])" office:value-type="float" office:value="1" calcext:value-type="float">
            <text:p>1</text:p>
          </table:table-cell>
          <table:table-cell table:formula="of:=[.C4]*[.D4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16" calcext:value-type="float">
            <text:p>0,16</text:p>
          </table:table-cell>
          <table:table-cell table:formula="of:=1-EXP(-[.$B$17]*[.A5])" office:value-type="float" office:value="1" calcext:value-type="float">
            <text:p>1</text:p>
          </table:table-cell>
          <table:table-cell table:formula="of:=[.C5]*[.D5]" office:value-type="float" office:value="0.16" calcext:value-type="float">
            <text:p>0,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table:formula="of:=1-EXP(-[.$B$17]*[.A6])" office:value-type="float" office:value="1" calcext:value-type="float">
            <text:p>1</text:p>
          </table:table-cell>
          <table:table-cell table:formula="of:=[.C6]*[.D6]"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16" calcext:value-type="float">
            <text:p>0,16</text:p>
          </table:table-cell>
          <table:table-cell table:formula="of:=1-EXP(-[.$B$17]*[.A7])" office:value-type="float" office:value="1" calcext:value-type="float">
            <text:p>1</text:p>
          </table:table-cell>
          <table:table-cell table:formula="of:=[.C7]*[.D7]" office:value-type="float" office:value="0.16" calcext:value-type="float">
            <text:p>0,1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0.12" calcext:value-type="float">
            <text:p>0,12</text:p>
          </table:table-cell>
          <table:table-cell table:formula="of:=1-EXP(-[.$B$17]*[.A8])" office:value-type="float" office:value="1" calcext:value-type="float">
            <text:p>1</text:p>
          </table:table-cell>
          <table:table-cell table:formula="of:=[.C8]*[.D8]" office:value-type="float" office:value="0.12" calcext:value-type="float">
            <text:p>0,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08" calcext:value-type="float">
            <text:p>0,08</text:p>
          </table:table-cell>
          <table:table-cell table:formula="of:=1-EXP(-[.$B$17]*[.A9])" office:value-type="float" office:value="1" calcext:value-type="float">
            <text:p>1</text:p>
          </table:table-cell>
          <table:table-cell table:formula="of:=[.C9]*[.D9]" office:value-type="float" office:value="0.08" calcext:value-type="float">
            <text:p>0,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6" calcext:value-type="float">
            <text:p>0,06</text:p>
          </table:table-cell>
          <table:table-cell table:formula="of:=1-EXP(-[.$B$17]*[.A10])" office:value-type="float" office:value="1" calcext:value-type="float">
            <text:p>1</text:p>
          </table:table-cell>
          <table:table-cell table:formula="of:=[.C10]*[.D10]"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2" calcext:value-type="float">
            <text:p>2,2</text:p>
          </table:table-cell>
          <table:table-cell office:value-type="float" office:value="0.044" calcext:value-type="float">
            <text:p>0,044</text:p>
          </table:table-cell>
          <table:table-cell table:formula="of:=1-EXP(-[.$B$17]*[.A11])" office:value-type="float" office:value="1" calcext:value-type="float">
            <text:p>1</text:p>
          </table:table-cell>
          <table:table-cell table:formula="of:=[.C11]*[.D11]" office:value-type="float" office:value="0.044" calcext:value-type="float">
            <text:p>0,0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,5</text:p>
          </table:table-cell>
          <table:table-cell office:value-type="float" office:value="0.03" calcext:value-type="float">
            <text:p>0,03</text:p>
          </table:table-cell>
          <table:table-cell table:formula="of:=1-EXP(-[.$B$17]*[.A12])" office:value-type="float" office:value="1" calcext:value-type="float">
            <text:p>1</text:p>
          </table:table-cell>
          <table:table-cell table:formula="of:=[.C12]*[.D12]"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,6</text:p>
          </table:table-cell>
          <table:table-cell office:value-type="float" office:value="0.012" calcext:value-type="float">
            <text:p>0,012</text:p>
          </table:table-cell>
          <table:table-cell table:formula="of:=1-EXP(-[.$B$17]*[.A13])" office:value-type="float" office:value="1" calcext:value-type="float">
            <text:p>1</text:p>
          </table:table-cell>
          <table:table-cell table:formula="of:=[.C13]*[.D13]" office:value-type="float" office:value="0.012" calcext:value-type="float">
            <text:p>0,0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-EXP(-[.$B$17]*[.A14])" office:value-type="float" office:value="1" calcext:value-type="float">
            <text:p>1</text:p>
          </table:table-cell>
          <table:table-cell table:formula="of:=[.C14]*[.D14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SUM([.E2:.E14])" office:value-type="float" office:value="0.985999999976216" calcext:value-type="float">
            <text:p>0,98599999997621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20.55" calcext:value-type="float">
            <text:p>20,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0</text:p>
          </table:table-cell>
          <table:table-cell office:value-type="float" office:value="0.1" calcext:value-type="float">
            <text:p>0,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7" number:min-decimal-places="17" number:min-integer-digits="1"/>
    </number:number-style>
    <number:number-style style:name="N115">
      <number:number number:decimal-places="18" number:min-decimal-places="18" number:min-integer-digits="1"/>
    </number:number-style>
    <number:number-style style:name="N116">
      <number:number number:decimal-places="19" number:min-decimal-places="19" number:min-integer-digits="1"/>
    </number:number-style>
    <number:number-style style:name="N117">
      <number:number number:decimal-places="20" number:min-decimal-places="20" number:min-integer-digits="1"/>
    </number:number-style>
    <number:number-style style:name="N118">
      <number:number number:decimal-places="16" number:min-decimal-places="16" number:min-integer-digits="1"/>
    </number:number-style>
    <number:number-style style:name="N119">
      <number:number number:decimal-places="15" number:min-decimal-places="15" number:min-integer-digits="1"/>
    </number:number-style>
    <number:number-style style:name="N120">
      <number:number number:decimal-places="14" number:min-decimal-places="14"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6T08:10:52.267839151</meta:creation-date>
    <meta:generator>LibreOffice/7.5.3.2$Linux_X86_64 LibreOffice_project/50$Build-2</meta:generator>
    <dc:date>2023-05-26T12:11:23.923256510</dc:date>
    <meta:editing-duration>PT4H34S</meta:editing-duration>
    <meta:editing-cycles>3</meta:editing-cycles>
    <meta:document-statistic meta:table-count="2" meta:cell-count="191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13cm" svg:height="9.01cm" xlink:href=".." xlink:type="simple" chart:class="chart:scatter" chart:style-name="ch1">
        <chart:plot-area chart:style-name="ch2" table:cell-range-address="Planilha1.A2:Planilha1.B14" svg:x="0.222cm" svg:y="0.18cm" svg:width="10.686cm" svg:height="8.65cm">
          <chart:coordinate-region svg:x="0.843cm" svg:y="0.379cm" svg:width="9.878cm" svg:height="7.80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Planilha1.B2:Planilha1.B14" chart:class="chart:scatter">
            <chart:domain table:cell-range-address="Planilha1.A2:Planilha1.A14"/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lanilha1.A2:Planilha1.A14</svg:desc>
                </draw:g>
              </table:table-cell>
              <table:table-cell office:value-type="float" office:value="0">
                <text:p>0</text:p>
                <draw:g>
                  <svg:desc>Planilha1.B2:Planilha1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742cm" svg:height="8.997cm" xlink:href=".." xlink:type="simple" chart:class="chart:scatter" chart:style-name="ch1">
        <chart:plot-area chart:style-name="ch2" table:cell-range-address="Planilha1.A2:Planilha1.A14 Planilha1.C2:Planilha1.C14" svg:x="0.214cm" svg:y="0.179cm" svg:width="10.314cm" svg:height="8.639cm">
          <chart:coordinate-region svg:x="1.126cm" svg:y="0.378cm" svg:width="9.215cm" svg:height="7.793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Planilha1.C2:Planilha1.C14" chart:class="chart:scatter">
            <chart:domain table:cell-range-address="Planilha1.A2:Planilha1.A14"/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Colu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lanilha1.A2:Planilha1.A14</svg:desc>
                </draw:g>
              </table:table-cell>
              <table:table-cell office:value-type="float" office:value="0">
                <text:p>0</text:p>
                <draw:g>
                  <svg:desc>Planilha1.C2:Planilha1.C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197433366238894">
                <text:p>0.01974333662388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987166831194472">
                <text:p>0.09871668311944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57946692991116">
                <text:p>0.1579466929911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97433366238894">
                <text:p>0.1974333662388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157946692991116">
                <text:p>0.1579466929911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118460019743337">
                <text:p>0.1184600197433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789733464955578">
                <text:p>0.07897334649555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592300098716683">
                <text:p>0.05923000987166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434353405725568">
                <text:p>0.04343534057255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296150049358342">
                <text:p>0.02961500493583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118460019743337">
                <text:p>0.01184600197433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1cm" svg:height="8.997cm" xlink:href=".." xlink:type="simple" chart:class="chart:scatter" chart:style-name="ch1">
        <chart:legend chart:legend-position="end" svg:x="13.265cm" svg:y="4.199cm" style:legend-expansion="high" chart:style-name="ch2"/>
        <chart:plot-area chart:style-name="ch3" table:cell-range-address="Planilha1.A2:Planilha1.A14 Planilha1.D2:Planilha1.D14" svg:x="0.32cm" svg:y="0.179cm" svg:width="12.625cm" svg:height="8.639cm">
          <chart:coordinate-region svg:x="1.047cm" svg:y="0.378cm" svg:width="11.711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lanilha1.D2:Planilha1.D14" chart:class="chart:scatter">
            <chart:domain table:cell-range-address="Planilha1.A2:Planilha1.A14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Colu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lanilha1.A2:Planilha1.A14</svg:desc>
                </draw:g>
              </table:table-cell>
              <table:table-cell office:value-type="float" office:value="0">
                <text:p>0</text:p>
                <draw:g>
                  <svg:desc>Planilha1.D2:Planilha1.D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197433366238894">
                <text:p>0.01974333662388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97433366238894">
                <text:p>0.1974333662388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473840078973346">
                <text:p>0.4738400789733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789733464955578">
                <text:p>0.7897334649555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789733464955578">
                <text:p>0.7897334649555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71076011846002">
                <text:p>0.710760118460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552813425468904">
                <text:p>0.5528134254689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473840078973347">
                <text:p>0.4738400789733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390918065153011">
                <text:p>0.3909180651530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296150049358342">
                <text:p>0.2961500493583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142152023692004">
                <text:p>0.1421520236920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1cm" svg:height="8.997cm" xlink:href=".." xlink:type="simple" chart:class="chart:scatter" chart:style-name="ch1">
        <chart:legend chart:legend-position="end" svg:x="13.265cm" svg:y="4.199cm" style:legend-expansion="high" chart:style-name="ch2"/>
        <chart:plot-area chart:style-name="ch3" table:cell-range-address="Planilha1.A2:Planilha1.A14 Planilha1.E2:Planilha1.E14" svg:x="0.32cm" svg:y="0.179cm" svg:width="12.625cm" svg:height="8.639cm">
          <chart:coordinate-region svg:x="1.047cm" svg:y="0.379cm" svg:width="11.711cm" svg:height="7.79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lanilha1.E2:Planilha1.E14" chart:class="chart:scatter">
            <chart:domain table:cell-range-address="Planilha1.A2:Planilha1.A14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lanilha1.A2:Planilha1.A14</svg:desc>
                </draw:g>
              </table:table-cell>
              <table:table-cell office:value-type="float" office:value="0">
                <text:p>0</text:p>
                <draw:g>
                  <svg:desc>Planilha1.E2:Planilha1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335131293188549">
                <text:p>0.3351312931885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960947680157947">
                <text:p>0.9609476801579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70987561697927">
                <text:p>0.709875616979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247660414610069">
                <text:p>0.2476604146100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0227443237907207">
                <text:p>0.002274432379072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917354392892399">
                <text:p>0.09173543928923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279123395853899">
                <text:p>0.2791233958538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491277393879566">
                <text:p>0.4912773938795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653892991115499">
                <text:p>0.6538929911154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705263573543929">
                <text:p>0.7052635735439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560723395853899">
                <text:p>0.5607233958538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